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535in"/>
    </style:style>
    <style:style style:name="co2" style:family="table-column">
      <style:table-column-properties fo:break-before="auto" style:column-width="3.7846in"/>
    </style:style>
    <style:style style:name="co3" style:family="table-column">
      <style:table-column-properties fo:break-before="auto" style:column-width="2.7508in"/>
    </style:style>
    <style:style style:name="co4" style:family="table-column">
      <style:table-column-properties fo:break-before="auto" style:column-width="2.9453in"/>
    </style:style>
    <style:style style:name="co5" style:family="table-column">
      <style:table-column-properties fo:break-before="auto" style:column-width="2.4311in"/>
    </style:style>
    <style:style style:name="co6" style:family="table-column">
      <style:table-column-properties fo:break-before="auto" style:column-width="2.4445in"/>
    </style:style>
    <style:style style:name="co7" style:family="table-column">
      <style:table-column-properties fo:break-before="auto" style:column-width="2.5083in"/>
    </style:style>
    <style:style style:name="co8" style:family="table-column">
      <style:table-column-properties fo:break-before="auto" style:column-width="3.5807in"/>
    </style:style>
    <style:style style:name="co9" style:family="table-column">
      <style:table-column-properties fo:break-before="auto" style:column-width="0.83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26">
      <style:table-cell-properties fo:background-color="#fcd5b5" style:rotation-align="none"/>
    </style:style>
    <style:style style:name="ce3" style:family="table-cell" style:parent-style-name="Default" style:data-style-name="N126">
      <style:table-cell-properties fo:background-color="#ccc1da" style:rotation-align="none"/>
    </style:style>
    <style:style style:name="ce4" style:family="table-cell" style:parent-style-name="Default" style:data-style-name="N126">
      <style:table-cell-properties fo:background-color="#b7dee8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</style:style>
  </office:automatic-styles>
  <office:body>
    <office:spreadsheet>
      <table:table table:name="input2 summation3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machine1</text:p>
          </table:table-cell>
          <table:table-cell table:style-name="ce1" office:value-type="string" calcext:value-type="string">
            <text:p>machine2</text:p>
          </table:table-cell>
          <table:table-cell table:style-name="ce1" office:value-type="string" calcext:value-type="string">
            <text:p>machine6</text:p>
          </table:table-cell>
          <table:table-cell table:style-name="ce1" office:value-type="string" calcext:value-type="string">
            <text:p>machine4</text:p>
          </table:table-cell>
          <table:table-cell table:style-name="ce1" office:value-type="string" calcext:value-type="string">
            <text:p>machine5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05828381" calcext:value-type="float">
            <text:p>-0.00000010058283810000</text:p>
          </table:table-cell>
          <table:table-cell table:style-name="ce6" office:value-type="string" calcext:value-type="string">
            <text:p>-0.0000001029111444950</text:p>
          </table:table-cell>
          <table:table-cell table:style-name="ce6" office:value-type="string" calcext:value-type="string">
            <text:p>-0.0000001201406121254</text:p>
          </table:table-cell>
          <table:table-cell table:style-name="ce6" office:value-type="string" calcext:value-type="string">
            <text:p>-0.000000089872628450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05828381" calcext:value-type="float">
            <text:p>-0.00000010058283810000</text:p>
          </table:table-cell>
          <table:table-cell table:style-name="ce6" office:value-type="string" calcext:value-type="string">
            <text:p>-0.0000001136213541031</text:p>
          </table:table-cell>
          <table:table-cell table:style-name="ce6" office:value-type="string" calcext:value-type="string">
            <text:p>-0.0000001266598701477</text:p>
          </table:table-cell>
          <table:table-cell table:style-name="ce6" office:value-type="string" calcext:value-type="string">
            <text:p>-0.0000000866129994392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43081284" calcext:value-type="float">
            <text:p>-0.00000010430812840000</text:p>
          </table:table-cell>
          <table:table-cell table:style-name="ce6" office:value-type="string" calcext:value-type="string">
            <text:p>-0.0000000954605638981</text:p>
          </table:table-cell>
          <table:table-cell table:style-name="ce6" office:value-type="string" calcext:value-type="string">
            <text:p>-0.0000001350417733192</text:p>
          </table:table-cell>
          <table:table-cell table:style-name="ce6" office:value-type="string" calcext:value-type="string">
            <text:p>-0.0000000856816768646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43081284" calcext:value-type="float">
            <text:p>-0.00000010430812840000</text:p>
          </table:table-cell>
          <table:table-cell table:style-name="ce6" office:value-type="string" calcext:value-type="string">
            <text:p>-0.0000001240987330675</text:p>
          </table:table-cell>
          <table:table-cell table:style-name="ce6" office:value-type="string" calcext:value-type="string">
            <text:p>-0.0000001341104507446</text:p>
          </table:table-cell>
          <table:table-cell table:style-name="ce6" office:value-type="string" calcext:value-type="string">
            <text:p>-0.0000000745058059692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11758709" calcext:value-type="float">
            <text:p>-0.00000011175870900000</text:p>
          </table:table-cell>
          <table:table-cell table:style-name="ce6" office:value-type="string" calcext:value-type="string">
            <text:p>-0.0000001189764589071</text:p>
          </table:table-cell>
          <table:table-cell table:style-name="ce6" office:value-type="string" calcext:value-type="string">
            <text:p>-0.0000001415610313416</text:p>
          </table:table-cell>
          <table:table-cell table:style-name="ce6" office:value-type="string" calcext:value-type="string">
            <text:p>-0.0000000782310962677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61707735" calcext:value-type="float">
            <text:p>-0.00000010617077350000</text:p>
          </table:table-cell>
          <table:table-cell table:style-name="ce6" office:value-type="string" calcext:value-type="string">
            <text:p>-0.0000001402804628015</text:p>
          </table:table-cell>
          <table:table-cell table:style-name="ce6" office:value-type="string" calcext:value-type="string">
            <text:p>-0.0000001415610313416</text:p>
          </table:table-cell>
          <table:table-cell table:style-name="ce6" office:value-type="string" calcext:value-type="string">
            <text:p>-0.000000073225237429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11758709" calcext:value-type="float">
            <text:p>-0.00000011175870900000</text:p>
          </table:table-cell>
          <table:table-cell table:style-name="ce6" office:value-type="string" calcext:value-type="string">
            <text:p>-0.0000001115258783102</text:p>
          </table:table-cell>
          <table:table-cell table:style-name="ce6" office:value-type="string" calcext:value-type="string">
            <text:p>-0.0000001415610313416</text:p>
          </table:table-cell>
          <table:table-cell table:style-name="ce6" office:value-type="string" calcext:value-type="string">
            <text:p>-0.00000007078051567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98960638" calcext:value-type="float">
            <text:p>-0.00000010989606380000</text:p>
          </table:table-cell>
          <table:table-cell table:style-name="ce6" office:value-type="string" calcext:value-type="string">
            <text:p>-0.0000001227017492056</text:p>
          </table:table-cell>
          <table:table-cell table:style-name="ce6" office:value-type="string" calcext:value-type="string">
            <text:p>-0.0000001341104507446</text:p>
          </table:table-cell>
          <table:table-cell table:style-name="ce6" office:value-type="string" calcext:value-type="string">
            <text:p>-0.000000086147338151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968575478" calcext:value-type="float">
            <text:p>-0.00000009685754780000</text:p>
          </table:table-cell>
          <table:table-cell table:style-name="ce6" office:value-type="string" calcext:value-type="string">
            <text:p>-0.0000001119915395975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-0.000000064494088292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968575478" calcext:value-type="float">
            <text:p>-0.00000009685754780000</text:p>
          </table:table-cell>
          <table:table-cell table:style-name="ce6" office:value-type="string" calcext:value-type="string">
            <text:p>-0.0000000724103301764</text:p>
          </table:table-cell>
          <table:table-cell table:style-name="ce6" office:value-type="string" calcext:value-type="string">
            <text:p>-0.0000001266598701477</text:p>
          </table:table-cell>
          <table:table-cell table:style-name="ce6" office:value-type="string" calcext:value-type="string">
            <text:p>-0.000000027706846594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87544322" calcext:value-type="float">
            <text:p>-0.00000008754432200000</text:p>
          </table:table-cell>
          <table:table-cell table:style-name="ce6" office:value-type="string" calcext:value-type="string">
            <text:p>-0.0000000607687979937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0.000000014901161193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949949026" calcext:value-type="float">
            <text:p>-0.00000009499490260000</text:p>
          </table:table-cell>
          <table:table-cell table:style-name="ce6" office:value-type="string" calcext:value-type="string">
            <text:p>-0.0000000742729753256</text:p>
          </table:table-cell>
          <table:table-cell table:style-name="ce6" office:value-type="string" calcext:value-type="string">
            <text:p>-0.0000001266598701477</text:p>
          </table:table-cell>
          <table:table-cell table:style-name="ce6" office:value-type="string" calcext:value-type="string">
            <text:p>0.0000000457512214780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1043081284" calcext:value-type="float">
            <text:p>-0.00000010430812840000</text:p>
          </table:table-cell>
          <table:table-cell table:style-name="ce6" office:value-type="string" calcext:value-type="string">
            <text:p>0.0000000894069671631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0.000000089406967163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4505806" calcext:value-type="float">
            <text:p>-0.00000007450580600000</text:p>
          </table:table-cell>
          <table:table-cell table:style-name="ce6" office:value-type="string" calcext:value-type="string">
            <text:p>-0.0000000463332980871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800937414" calcext:value-type="float">
            <text:p>-0.00000008009374140000</text:p>
          </table:table-cell>
          <table:table-cell table:style-name="ce6" office:value-type="string" calcext:value-type="string">
            <text:p>0.0000000328291207552</text:p>
          </table:table-cell>
          <table:table-cell table:style-name="ce6" office:value-type="string" calcext:value-type="string">
            <text:p>-0.0000001107109710574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4505806" calcext:value-type="float">
            <text:p>-0.00000007450580600000</text:p>
          </table:table-cell>
          <table:table-cell table:style-name="ce6" office:value-type="string" calcext:value-type="string">
            <text:p>-0.0000000612344592810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87544322" calcext:value-type="float">
            <text:p>-0.00000008754432200000</text:p>
          </table:table-cell>
          <table:table-cell table:style-name="ce6" office:value-type="string" calcext:value-type="string">
            <text:p>-0.0000000537838786840</text:p>
          </table:table-cell>
          <table:table-cell table:style-name="ce6" office:value-type="string" calcext:value-type="string">
            <text:p>-0.0000001107109710574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87544322" calcext:value-type="float">
            <text:p>-0.00000008754432200000</text:p>
          </table:table-cell>
          <table:table-cell table:style-name="ce6" office:value-type="string" calcext:value-type="string">
            <text:p>0.0000000104773789644</text:p>
          </table:table-cell>
          <table:table-cell table:style-name="ce6" office:value-type="string" calcext:value-type="string">
            <text:p>-0.0000001107109710574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4505806" calcext:value-type="float">
            <text:p>-0.00000007450580600000</text:p>
          </table:table-cell>
          <table:table-cell table:style-name="ce6" office:value-type="string" calcext:value-type="string">
            <text:p>0.0000000523868948221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4505806" calcext:value-type="float">
            <text:p>-0.00000007450580600000</text:p>
          </table:table-cell>
          <table:table-cell table:style-name="ce6" office:value-type="string" calcext:value-type="string">
            <text:p>0.0000000784639269114</text:p>
          </table:table-cell>
          <table:table-cell table:style-name="ce6" office:value-type="string" calcext:value-type="string">
            <text:p>-0.0000001192092895508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894069672" calcext:value-type="float">
            <text:p>-0.00000008940696720000</text:p>
          </table:table-cell>
          <table:table-cell table:style-name="ce6" office:value-type="string" calcext:value-type="string">
            <text:p>-0.0000000887084752321</text:p>
          </table:table-cell>
          <table:table-cell table:style-name="ce6" office:value-type="string" calcext:value-type="string">
            <text:p>-0.0000001043081283569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26431608" calcext:value-type="float">
            <text:p>-0.00000007264316080000</text:p>
          </table:table-cell>
          <table:table-cell table:style-name="ce6" office:value-type="string" calcext:value-type="string">
            <text:p>0.0000000830041244626</text:p>
          </table:table-cell>
          <table:table-cell table:style-name="ce6" office:value-type="string" calcext:value-type="string">
            <text:p>-0.0000001256121322513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4505806" calcext:value-type="float">
            <text:p>-0.00000007450580600000</text:p>
          </table:table-cell>
          <table:table-cell table:style-name="ce6" office:value-type="string" calcext:value-type="string">
            <text:p>0.0000000374857336283</text:p>
          </table:table-cell>
          <table:table-cell table:style-name="ce6" office:value-type="string" calcext:value-type="string">
            <text:p>-0.0000001260777935386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26431608" calcext:value-type="float">
            <text:p>-0.00000007264316080000</text:p>
          </table:table-cell>
          <table:table-cell table:style-name="ce6" office:value-type="string" calcext:value-type="string">
            <text:p>0.0000000830041244626</text:p>
          </table:table-cell>
          <table:table-cell table:style-name="ce6" office:value-type="string" calcext:value-type="string">
            <text:p>-0.0000001554144546390</text:p>
          </table:table-cell>
          <table:table-cell table:style-name="ce6" office:value-type="string" calcext:value-type="string">
            <text:p>0.000000104308128356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614672899" calcext:value-type="float">
            <text:p>-0.00000006146728990000</text:p>
          </table:table-cell>
          <table:table-cell table:style-name="ce6" office:value-type="string" calcext:value-type="string">
            <text:p>0.0000000984873622656</text:p>
          </table:table-cell>
          <table:table-cell table:style-name="ce6" office:value-type="string" calcext:value-type="string">
            <text:p>-0.000000163912773132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465661287" calcext:value-type="float">
            <text:p>-0.00000004656612870000</text:p>
          </table:table-cell>
          <table:table-cell table:style-name="ce6" office:value-type="string" calcext:value-type="string">
            <text:p>-0.0000000747386366129</text:p>
          </table:table-cell>
          <table:table-cell table:style-name="ce6" office:value-type="string" calcext:value-type="string">
            <text:p>-0.0000001788139343262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-0.0000000821892172098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0514555722475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0076834112406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0291419" calcext:value-type="float">
            <text:p>-0.00000005029141900000</text:p>
          </table:table-cell>
          <table:table-cell table:style-name="ce6" office:value-type="string" calcext:value-type="string">
            <text:p>-0.0000000896397978067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0915024429560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26431608" calcext:value-type="float">
            <text:p>-0.00000007264316080000</text:p>
          </table:table-cell>
          <table:table-cell table:style-name="ce6" office:value-type="string" calcext:value-type="string">
            <text:p>-0.0000000449363142252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-0.0000000523868948221</text:p>
          </table:table-cell>
          <table:table-cell table:style-name="ce6" office:value-type="string" calcext:value-type="string">
            <text:p>-0.0000001788139343262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0291419" calcext:value-type="float">
            <text:p>-0.00000005029141900000</text:p>
          </table:table-cell>
          <table:table-cell table:style-name="ce6" office:value-type="string" calcext:value-type="string">
            <text:p>0.0000000845175236464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1192092895508</text:p>
          </table:table-cell>
          <table:table-cell table:style-name="ce6" office:value-type="string" calcext:value-type="string">
            <text:p>-0.0000001788139343262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726431608" calcext:value-type="float">
            <text:p>-0.00000007264316080000</text:p>
          </table:table-cell>
          <table:table-cell table:style-name="ce6" office:value-type="string" calcext:value-type="string">
            <text:p>-0.0000000449363142252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0514555722475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465661287" calcext:value-type="float">
            <text:p>-0.00000004656612870000</text:p>
          </table:table-cell>
          <table:table-cell table:style-name="ce6" office:value-type="string" calcext:value-type="string">
            <text:p>-0.0000000151339918375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-0.0000000374857336283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465661287" calcext:value-type="float">
            <text:p>-0.00000004656612870000</text:p>
          </table:table-cell>
          <table:table-cell table:style-name="ce6" office:value-type="string" calcext:value-type="string">
            <text:p>0.0000000984873622656</text:p>
          </table:table-cell>
          <table:table-cell table:style-name="ce6" office:value-type="string" calcext:value-type="string">
            <text:p>-0.0000001788139343262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50291419" calcext:value-type="float">
            <text:p>-0.00000005029141900000</text:p>
          </table:table-cell>
          <table:table-cell table:style-name="ce6" office:value-type="string" calcext:value-type="string">
            <text:p>0.0000001123407855630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5" table:style-name="ce1" office:value-type="float" office:value="-0.000000087544322" calcext:value-type="float">
            <text:p>-0.00000008754432200000</text:p>
          </table:table-cell>
          <table:table-cell table:style-name="ce6" office:value-type="string" calcext:value-type="string">
            <text:p>0.0000000151339918375</text:p>
          </table:table-cell>
          <table:table-cell table:style-name="ce6" office:value-type="string" calcext:value-type="string">
            <text:p>-0.0000001788139343262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0465661287" calcext:value-type="float">
            <text:p>-0.0000000465661287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0465661287" calcext:value-type="float">
            <text:p>-0.00000004656612870000</text:p>
          </table:table-cell>
          <table:table-cell table:style-name="ce6" office:value-type="string" calcext:value-type="string">
            <text:p>0.0000000449363142252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0596046448" calcext:value-type="float">
            <text:p>-0.0000000596046448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1054722815752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050291419" calcext:value-type="float">
            <text:p>-0.0000000502914190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050291419" calcext:value-type="float">
            <text:p>-0.00000005029141900000</text:p>
          </table:table-cell>
          <table:table-cell table:style-name="ce6" office:value-type="string" calcext:value-type="string">
            <text:p>-0.0000000896397978067</text:p>
          </table:table-cell>
          <table:table-cell table:style-name="ce6" office:value-type="string" calcext:value-type="string">
            <text:p>-0.000000162748619914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0596046448" calcext:value-type="float">
            <text:p>-0.0000000596046448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0596046448" calcext:value-type="float">
            <text:p>-0.00000005960464480000</text:p>
          </table:table-cell>
          <table:table-cell table:style-name="ce6" office:value-type="string" calcext:value-type="string">
            <text:p>0.0000000915024429560</text:p>
          </table:table-cell>
          <table:table-cell table:style-name="ce6" office:value-type="string" calcext:value-type="string">
            <text:p>-0.0000001558801159263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1285225153" calcext:value-type="float">
            <text:p>-0.0000001285225153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1285225153" calcext:value-type="float">
            <text:p>-0.00000012852251530000</text:p>
          </table:table-cell>
          <table:table-cell table:style-name="ce6" office:value-type="string" calcext:value-type="string">
            <text:p>-0.0000000244472175837</text:p>
          </table:table-cell>
          <table:table-cell table:style-name="ce6" office:value-type="string" calcext:value-type="string">
            <text:p>-0.0000003952300176024</text:p>
          </table:table-cell>
          <table:table-cell table:style-name="ce6" office:value-type="string" calcext:value-type="string">
            <text:p>0.000000089406967163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1490116119" calcext:value-type="float">
            <text:p>-0.0000001490116119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1490116119" calcext:value-type="float">
            <text:p>-0.00000014901161190000</text:p>
          </table:table-cell>
          <table:table-cell table:style-name="ce6" office:value-type="string" calcext:value-type="string">
            <text:p>-0.0000000025611370802</text:p>
          </table:table-cell>
          <table:table-cell table:style-name="ce6" office:value-type="string" calcext:value-type="string">
            <text:p>-0.0000004846369847655</text:p>
          </table:table-cell>
          <table:table-cell table:style-name="ce6" office:value-type="string" calcext:value-type="string">
            <text:p>0.000000089406967163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1788139343" calcext:value-type="float">
            <text:p>-0.0000001788139343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1788139343" calcext:value-type="float">
            <text:p>-0.00000017881393430000</text:p>
          </table:table-cell>
          <table:table-cell table:style-name="ce6" office:value-type="string" calcext:value-type="string">
            <text:p>-0.0000002405140548944</text:p>
          </table:table-cell>
          <table:table-cell table:style-name="ce6" office:value-type="string" calcext:value-type="string">
            <text:p>-0.0000005960464477539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3" table:style-name="ce2" office:value-type="float" office:value="-0.0000001844018698" calcext:value-type="float">
            <text:p>-0.00000018440186980000</text:p>
          </table:table-cell>
          <table:table-cell table:style-name="ce2" office:value-type="float" office:value="-0.000000087544322" calcext:value-type="float">
            <text:p>-0.00000008754432200000</text:p>
          </table:table-cell>
          <table:table-cell table:style-name="ce2" office:value-type="float" office:value="-0.0000001844018698" calcext:value-type="float">
            <text:p>-0.00000018440186980000</text:p>
          </table:table-cell>
          <table:table-cell table:style-name="ce6" office:value-type="string" calcext:value-type="string">
            <text:p>-0.0000004863832145929</text:p>
          </table:table-cell>
          <table:table-cell table:style-name="ce6" office:value-type="string" calcext:value-type="string">
            <text:p>-0.0000006854534149170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788139343" calcext:value-type="float">
            <text:p>-0.0000001788139343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788139343" calcext:value-type="float">
            <text:p>-0.00000017881393430000</text:p>
          </table:table-cell>
          <table:table-cell table:style-name="ce6" office:value-type="string" calcext:value-type="string">
            <text:p>-0.0000006870832294226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098960638" calcext:value-type="float">
            <text:p>-0.0000001098960638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098960638" calcext:value-type="float">
            <text:p>-0.00000010989606380000</text:p>
          </table:table-cell>
          <table:table-cell table:style-name="ce6" office:value-type="string" calcext:value-type="string">
            <text:p>-0.0000007201451808214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657754183" calcext:value-type="float">
            <text:p>-0.0000001657754183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402564182877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098960638" calcext:value-type="float">
            <text:p>-0.0000001098960638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098960638" calcext:value-type="float">
            <text:p>-0.00000010989606380000</text:p>
          </table:table-cell>
          <table:table-cell table:style-name="ce6" office:value-type="string" calcext:value-type="string">
            <text:p>-0.0000005366746336222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192092896" calcext:value-type="float">
            <text:p>-0.0000001192092896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192092896" calcext:value-type="float">
            <text:p>-0.00000011920928960000</text:p>
          </table:table-cell>
          <table:table-cell table:style-name="ce6" office:value-type="string" calcext:value-type="string">
            <text:p>-0.000000742962583899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192092896" calcext:value-type="float">
            <text:p>-0.0000001192092896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192092896" calcext:value-type="float">
            <text:p>-0.00000011920928960000</text:p>
          </table:table-cell>
          <table:table-cell table:style-name="ce6" office:value-type="string" calcext:value-type="string">
            <text:p>-0.0000004249159246683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098960638" calcext:value-type="float">
            <text:p>-0.0000001098960638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098960638" calcext:value-type="float">
            <text:p>-0.00000010989606380000</text:p>
          </table:table-cell>
          <table:table-cell table:style-name="ce6" office:value-type="string" calcext:value-type="string">
            <text:p>-0.0000003578606992960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471489668" calcext:value-type="float">
            <text:p>-0.0000001471489668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471489668" calcext:value-type="float">
            <text:p>-0.00000014714896680000</text:p>
          </table:table-cell>
          <table:table-cell table:style-name="ce6" office:value-type="string" calcext:value-type="string">
            <text:p>-0.0000004919711500406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192092896" calcext:value-type="float">
            <text:p>-0.0000001192092896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192092896" calcext:value-type="float">
            <text:p>-0.00000011920928960000</text:p>
          </table:table-cell>
          <table:table-cell table:style-name="ce6" office:value-type="string" calcext:value-type="string">
            <text:p>-0.000000603729858994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192092896" calcext:value-type="float">
            <text:p>-0.0000001192092896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192092896" calcext:value-type="float">
            <text:p>-0.00000011920928960000</text:p>
          </table:table-cell>
          <table:table-cell table:style-name="ce6" office:value-type="string" calcext:value-type="string">
            <text:p>-0.0000003355089575052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192092896" calcext:value-type="float">
            <text:p>-0.0000001192092896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192092896" calcext:value-type="float">
            <text:p>-0.00000011920928960000</text:p>
          </table:table-cell>
          <table:table-cell table:style-name="ce6" office:value-type="string" calcext:value-type="string">
            <text:p>-0.0000002013985067606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657754183" calcext:value-type="float">
            <text:p>-0.0000001657754183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813781172037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1566950231791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657754183" calcext:value-type="float">
            <text:p>-0.0000001657754183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237502485514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657754183" calcext:value-type="float">
            <text:p>-0.0000001657754183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813781172037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098960638" calcext:value-type="float">
            <text:p>-0.0000001098960638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7201451808214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918524504" calcext:value-type="float">
            <text:p>-0.0000001918524504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313157215714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469619408249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603729858994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number-columns-repeated="2"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4249159246683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742962583899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461019903421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461019903421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3355089575052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3355089575052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098960638" calcext:value-type="float">
            <text:p>-0.0000001098960638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68453732132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471489668" calcext:value-type="float">
            <text:p>-0.0000001471489668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4919711500406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098960638" calcext:value-type="float">
            <text:p>-0.0000001098960638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627012923359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3802124410868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908054739237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918524504" calcext:value-type="float">
            <text:p>-0.0000001918524504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3131572157145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1566950231791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469619408249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469619408249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59026375412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143228918314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59026375412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3" office:value-type="float" office:value="-0.0000001657754183" calcext:value-type="float">
            <text:p>-0.00000016577541830000</text:p>
          </table:table-cell>
          <table:table-cell table:style-name="ce3" office:value-type="float" office:value="-0.0000001844018698" calcext:value-type="float">
            <text:p>-0.00000018440186980000</text:p>
          </table:table-cell>
          <table:table-cell table:style-name="ce3" office:value-type="float" office:value="-0.000000087544322" calcext:value-type="float">
            <text:p>-0.00000008754432200000</text:p>
          </table:table-cell>
          <table:table-cell table:style-name="ce3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237502485514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192092896" calcext:value-type="float">
            <text:p>-0.0000001192092896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59026375412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596046447754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098960638" calcext:value-type="float">
            <text:p>-0.0000001098960638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684537321329</text:p>
          </table:table-cell>
          <table:table-cell table:style-name="ce6" office:value-type="string" calcext:value-type="string">
            <text:p>-0.0000008344650268555</text:p>
          </table:table-cell>
          <table:table-cell table:style-name="ce6" office:value-type="string" calcext:value-type="string">
            <text:p>0.0000000229338183999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788139343" calcext:value-type="float">
            <text:p>-0.0000001788139343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6055925041437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788139343" calcext:value-type="float">
            <text:p>-0.0000001788139343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7327180355787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99303031" calcext:value-type="float">
            <text:p>-0.0000001993030310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461019903421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080675818026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99303031" calcext:value-type="float">
            <text:p>-0.0000001993030310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841720849276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080675818026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99303031" calcext:value-type="float">
            <text:p>-0.0000001993030310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2461019903421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0806758180261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2589076757" calcext:value-type="float">
            <text:p>-0.0000002589076757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841720849276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1192092895508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1788139343" calcext:value-type="float">
            <text:p>-0.0000001788139343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031470209360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1788139343262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2384185791" calcext:value-type="float">
            <text:p>-0.0000002384185791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5459878593683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2980232238770</text:p>
          </table:table-cell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 table:style-name="ce4" office:value-type="float" office:value="-0.0000002384185791" calcext:value-type="float">
            <text:p>-0.00000023841857910000</text:p>
          </table:table-cell>
          <table:table-cell table:style-name="ce4" office:value-type="float" office:value="-0.0000001844018698" calcext:value-type="float">
            <text:p>-0.00000018440186980000</text:p>
          </table:table-cell>
          <table:table-cell table:style-name="ce4" office:value-type="float" office:value="-0.000000087544322" calcext:value-type="float">
            <text:p>-0.00000008754432200000</text:p>
          </table:table-cell>
          <table:table-cell table:style-name="ce4" office:value-type="float" office:value="-0.0000001657754183" calcext:value-type="float">
            <text:p>-0.00000016577541830000</text:p>
          </table:table-cell>
          <table:table-cell table:style-name="ce6" office:value-type="string" calcext:value-type="string">
            <text:p>-0.0000007152557373047</text:p>
          </table:table-cell>
          <table:table-cell table:style-name="ce6" office:value-type="string" calcext:value-type="string">
            <text:p>-0.0000007748603820801</text:p>
          </table:table-cell>
          <table:table-cell table:style-name="ce6" office:value-type="string" calcext:value-type="string">
            <text:p>0.0000003576278686523</text:p>
          </table:table-cell>
          <table:table-cell table:style-name="ce7" table:number-columns-repeated="8"/>
          <table:table-cell table:number-columns-repeated="100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1" number:min-integer-digits="1"/>
    </number:number-style>
    <number:number-style style:name="N125">
      <number:number number:decimal-places="22" number:min-integer-digits="1"/>
    </number:number-style>
    <number:number-style style:name="N126">
      <number:number number:decimal-places="20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1:18:53.749972685</meta:creation-date>
    <dc:date>2015-07-23T11:19:47.879069000</dc:date>
    <meta:editing-duration>P0D</meta:editing-duration>
    <meta:editing-cycles>1</meta:editing-cycles>
    <meta:document-statistic meta:table-count="2" meta:cell-count="808" meta:object-count="0"/>
    <meta:generator>LibreOffice/4.2.8.2$Linux_X86_64 LibreOffice_project/420m0$Build-2</meta:generator>
  </office:meta>
</office:document-meta>
</file>